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unkalap1" table:style-name="ta1">
        <table:table-column table:style-name="co1" table:number-columns-repeated="5" table:default-cell-style-name="Default"/>
        <table:table-row table:style-name="ro1">
          <table:table-cell office:value-type="float" office:value="4" calcext:value-type="float">
            <text:p>4</text:p>
          </table:table-cell>
          <table:table-cell/>
          <table:table-cell table:formula="of:=[.A1]*[.A2]" office:value-type="float" office:value="20" calcext:value-type="float">
            <text:p>20</text:p>
          </table:table-cell>
          <table:table-cell/>
          <table:table-cell table:formula="of:=[.C1]+[.C2]" office:value-type="float" office:value="23" calcext:value-type="float">
            <table:detective>
              <table:highlighted-range table:cell-range-address="Munkalap1.C1:Munkalap1.C1" table:direction="from-same-table"/>
              <table:highlighted-range table:cell-range-address="Munkalap1.C2:Munkalap1.C2" table:direction="from-same-table"/>
            </table:detective>
            <text:p>2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formula="of:=SUM([.A1:.A2])" office:value-type="float" office:value="9" calcext:value-type="float">
            <table:detective>
              <table:highlighted-range table:cell-range-address="Munkalap1.A1:Munkalap1.A2" table:direction="from-same-table"/>
            </table:detective>
            <text:p>9</text:p>
          </table:table-cell>
          <table:table-cell/>
          <table:table-cell table:formula="of:=MAX([.A4];[.E1])" office:value-type="float" office:value="23" calcext:value-type="float">
            <table:detective>
              <table:highlighted-range table:cell-range-address="Munkalap1.A4:Munkalap1.A4" table:direction="from-same-table"/>
              <table:highlighted-range table:cell-range-address="Munkalap1.E1:Munkalap1.E1" table:direction="from-same-table"/>
              <table:operation table:name="trace-precedents" table:index="0"/>
              <table:operation table:name="trace-precedents" table:index="1"/>
            </table:detective>
            <text:p>2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2"/>
        </table:table-row>
      </table:table>
      <table:table table:name="Sheet2" table:style-name="ta1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table:formula="of:=IF([$Munkalap1.C4]&gt;20;&quot;Large&quot;;&quot;Small&quot;)" office:value-type="string" office:string-value="Large" calcext:value-type="string">
            <text:p>Large</text:p>
          </table:table-cell>
        </table:table-row>
        <table:table-row table:style-name="ro1">
          <table:table-cell table:number-columns-repeated="2"/>
          <table:table-cell table:formula="of:=IF([$Munkalap1.C5]&gt;20;&quot;Large&quot;;&quot;Small&quot;)" office:value-type="string" office:string-value="Small" calcext:value-type="string">
            <table:detective>
              <table:highlighted-range table:direction="from-another-table"/>
              <table:operation table:name="trace-precedents" table:index="2"/>
            </table:detective>
            <text:p>Smal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u" fo:country="HU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0 200" svg:d="M200 100c0 18-5 35-13 50-9 15-22 28-37 37-15 8-32 13-50 13s-35-5-50-13c-15-9-28-22-37-37-8-15-13-32-13-50s5-35 13-50c9-15 22-28 37-37 15-8 32-13 50-13s35 5 50 13c15 9 28 22 37 37 8 15 13 32 13 50z"/>
    <draw:marker draw:name="Arrowheads_20_2" draw:display-name="Arrowheads 2" svg:viewBox="-100 -100 200 200" svg:d="M100 0c0 18-5 35-13 50-9 15-22 28-37 37-15 8-32 13-50 13s-35-5-50-13c-15-9-28-22-37-37-8-15-13-32-13-50s5-35 13-50c9-15 22-28 37-37 15-8 32-13 50-13s35 5 50 13c15 9 28 22 37 37 8 15 13 32 13 50z"/>
    <draw:marker draw:name="Arrowheads_20_3" draw:display-name="Arrowheads 3" svg:viewBox="0 0 10 10" svg:d="M0 0h10v10h-10z"/>
    <draw:marker draw:name="Nyílhegyek_20_1" draw:display-name="Nyílhegyek 1" svg:viewBox="0 0 200 200" svg:d="M200 100c0 18-5 35-13 50-9 15-22 28-37 37-15 8-32 13-50 13s-35-5-50-13c-15-9-28-22-37-37-8-15-13-32-13-50s5-35 13-50c9-15 22-28 37-37 15-8 32-13 50-13s35 5 50 13c15 9 28 22 37 37 8 15 13 32 13 50z"/>
    <draw:marker draw:name="Nyílhegyek_20_2" draw:display-name="Nyílhegyek 2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5">0000.00.00</text:date>, <text:time style:data-style-name="N2" text:time-value="07:55:21.886000000">00:00:00</text:time></text:p>
        </style:region-right>
      </style:header>
      <style:header-left style:display="false"/>
      <style:footer>
        <text:p>Oldal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6-04T16:36:36.747000000</meta:creation-date>
    <dc:date>2020-06-05T07:56:54.356000000</dc:date>
    <meta:editing-duration>PT3M58S</meta:editing-duration>
    <meta:editing-cycles>3</meta:editing-cycles>
    <meta:generator>LibreOfficeDev/7.1.0.0.alpha0$Windows_X86_64 LibreOffice_project/191288d6a7fb52b31038a21c4e71ee57ffa3bacd</meta:generator>
    <meta:document-statistic meta:table-count="2" meta:cell-count="10" meta:object-count="0"/>
  </office:meta>
</office:document-meta>
</file>